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B9BA5CEA23FD2BB0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414cm, 4.793cm, 20.67cm, 4.23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16cm" svg:height="18.399cm" svg:x="1.092cm" svg:y="2.592cm">
          <draw:image xlink:href="Pictures/10000000000005E8000007E0B9BA5CEA23FD2BB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27T13:38:56.823630071</dc:date>
    <meta:editing-duration>PT3M30S</meta:editing-duration>
    <meta:editing-cycles>6</meta:editing-cycles>
    <meta:generator>LibreOffice/7.5.1.2$MacOSX_AARCH64 LibreOffice_project/fcbaee479e84c6cd81291587d2ee68cba099e129</meta:generator>
    <meta:document-statistic meta:object-count="1"/>
  </office:meta>
</office:document-meta>
</file>